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40.83mm"/>
    </style:style>
    <style:style style:name="co6" style:family="table-column">
      <style:table-column-properties fo:break-before="auto" style:column-width="58.65mm"/>
    </style:style>
    <style:style style:name="co7" style:family="table-column">
      <style:table-column-properties fo:break-before="auto" style:column-width="54.2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16mm" fo:break-before="auto" style:use-optimal-row-height="true"/>
    </style:style>
    <style:style style:name="ro3" style:family="table-row">
      <style:table-row-properties style:row-height="20.34mm" fo:break-before="auto" style:use-optimal-row-height="true"/>
    </style:style>
    <style:style style:name="ro4" style:family="table-row">
      <style:table-row-properties style:row-height="48.03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44.15mm" fo:break-before="auto" style:use-optimal-row-height="true"/>
    </style:style>
    <style:style style:name="ro7" style:family="table-row">
      <style:table-row-properties style:row-height="91.78mm" fo:break-before="auto" style:use-optimal-row-height="true"/>
    </style:style>
    <style:style style:name="ro8" style:family="table-row">
      <style:table-row-properties style:row-height="28.43mm" fo:break-before="auto" style:use-optimal-row-height="true"/>
    </style:style>
    <style:style style:name="ro9" style:family="table-row">
      <style:table-row-properties style:row-height="32.4mm" fo:break-before="auto" style:use-optimal-row-height="true"/>
    </style:style>
    <style:style style:name="ro10" style:family="table-row">
      <style:table-row-properties style:row-height="40.34mm" fo:break-before="auto" style:use-optimal-row-height="true"/>
    </style:style>
    <style:style style:name="ro11" style:family="table-row">
      <style:table-row-properties style:row-height="40.09mm" fo:break-before="auto" style:use-optimal-row-height="true"/>
    </style:style>
    <style:style style:name="ro12" style:family="table-row">
      <style:table-row-properties style:row-height="64.91mm" fo:break-before="auto" style:use-optimal-row-height="true"/>
    </style:style>
    <style:style style:name="ro13" style:family="table-row">
      <style:table-row-properties style:row-height="119.47mm" fo:break-before="auto" style:use-optimal-row-height="true"/>
    </style:style>
    <style:style style:name="ro14" style:family="table-row">
      <style:table-row-properties style:row-height="36.21mm" fo:break-before="auto" style:use-optimal-row-height="true"/>
    </style:style>
    <style:style style:name="ro15" style:family="table-row">
      <style:table-row-properties style:row-height="55.97m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style:glyph-orientation-vertical="0" fo:background-color="#fff200" style:direction="ltr"/>
      <style:text-properties fo:font-weight="bold" style:font-weight-asian="bold" style:font-weight-complex="bold"/>
    </style:style>
    <style:style style:name="ce13" style:family="table-cell" style:parent-style-name="Default">
      <style:table-cell-properties style:glyph-orientation-vertical="0" style:direction="ltr"/>
    </style:style>
    <style:style style:name="ce14"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fo:wrap-option="wrap" style:direction="ltr"/>
      <style:text-properties fo:hyphenate="true"/>
    </style:style>
    <style:style style:name="ce16" style:family="table-cell" style:parent-style-name="Default">
      <style:table-cell-properties fo:background-color="#fffbcc" fo:wrap-option="wrap"/>
      <style:text-properties fo:hyphenate="true"/>
    </style:style>
    <style:style style:name="ce6" style:family="table-cell" style:parent-style-name="Default">
      <style:table-cell-properties style:text-align-source="fix" style:repeat-content="false"/>
      <style:paragraph-properties fo:text-align="end" fo:margin-left="0mm"/>
      <style:text-properties style:font-name="Liberation Serif" style:font-name-asian="DejaVu Sans" style:font-name-complex="DejaVu Sans"/>
    </style:style>
    <style:style style:name="ce18" style:family="table-cell" style:parent-style-name="Default">
      <style:table-cell-properties fo:wrap-option="wrap"/>
      <style:text-properties fo:hyphenate="true"/>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color="#c9211e" fo:font-weight="bold" style:font-weight-asian="bold" style:font-weight-complex="bold"/>
    </style:style>
    <style:style style:name="ce30"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5"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6"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7"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8"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9"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10"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11"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1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fo:font-style="italic" style:font-weight-asian="bold" style:font-weight-complex="bold"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2" office:value-type="string" calcext:value-type="string">
            <text:p>Sr No</text:p>
          </table:table-cell>
          <table:table-cell table:style-name="ce12" office:value-type="string" calcext:value-type="string">
            <text:p>Paper Title</text:p>
          </table:table-cell>
          <table:table-cell table:style-name="ce12" office:value-type="string" calcext:value-type="string">
            <text:p>File Name as saved</text:p>
          </table:table-cell>
          <table:table-cell table:style-name="ce12" office:value-type="string" calcext:value-type="string">
            <text:p>Paper Description</text:p>
          </table:table-cell>
          <table:table-cell table:style-name="ce12" office:value-type="string" calcext:value-type="string">
            <text:p>Project Aims/Objectives Covered</text:p>
          </table:table-cell>
          <table:table-cell table:style-name="ce30" office:value-type="string" calcext:value-type="string">
            <text:p>Bibtext</text:p>
          </table:table-cell>
          <table:table-cell table:style-name="ce30" office:value-type="string" calcext:value-type="string">
            <text:p>Notes</text:p>
          </table:table-cell>
        </table:table-row>
        <table:table-row table:style-name="ro2">
          <table:table-cell table:style-name="ce13" office:value-type="float" office:value="1" calcext:value-type="float">
            <text:p>1</text:p>
          </table:table-cell>
          <table:table-cell table:style-name="ce14" office:value-type="string" calcext:value-type="string">
            <text:p>Predicting Users’ Preference from Tag Relevance</text:p>
          </table:table-cell>
          <table:table-cell table:style-name="ce14" office:value-type="string" calcext:value-type="string">
            <text:p>Predicting User Preference from Tag Relevance 10.1007-978-3-642-38844-6_23.pdf</text:p>
          </table:table-cell>
          <table:table-cell table:style-name="ce13" office:value-type="string" calcext:value-type="string">
            <text:p>Proposed method to learn users preferences</text:p>
          </table:table-cell>
          <table:table-cell table:style-name="ce13"/>
          <table:table-cell office:value-type="string" calcext:value-type="string">
            <text:p>@inproceedings{nguyen2013predicting,</text:p>
            <text:p>  title={Predicting users’ preference from tag relevance},</text:p>
            <text:p>  author={Nguyen, Tien T and Riedl, John},</text:p>
            <text:p>  booktitle={International Conference on User Modeling, Adaptation, and Personalization},</text:p>
            <text:p>  pages={274--280},</text:p>
            <text:p>  year={2013},</text:p>
            <text:p>  organization={Springer}</text:p>
            <text:p>}</text:p>
          </table:table-cell>
          <table:table-cell office:value-type="string" calcext:value-type="string">
            <text:p>most critiqued for their approach</text:p>
          </table:table-cell>
        </table:table-row>
        <table:table-row table:style-name="ro2">
          <table:table-cell table:style-name="ce13" office:value-type="float" office:value="2" calcext:value-type="float">
            <text:p>2</text:p>
          </table:table-cell>
          <table:table-cell table:style-name="ce15" office:value-type="string" calcext:value-type="string">
            <text:p>Improving a Recommender System <text:s/>by Collective Matrix Factorization <text:s/>with Tag Information</text:p>
          </table:table-cell>
          <table:table-cell table:style-name="ce13" office:value-type="string" calcext:value-type="string">
            <text:p>07044855.pdf</text:p>
          </table:table-cell>
          <table:table-cell table:style-name="ce13" office:value-type="string" calcext:value-type="string">
            <text:p>Addresses sparsity and improves recommendatiions in collaborative filtering system using tag genome</text:p>
          </table:table-cell>
          <table:table-cell table:style-name="ce13"/>
          <table:table-cell office:value-type="string" calcext:value-type="string">
            <text:p>@inproceedings{kim2014improving,</text:p>
            <text:p>  title={Improving a recommender system by collective matrix factorization with tag information},</text:p>
            <text:p>  author={Kim, Bu Sung and Kim, Heera and Lee, Jaedong and Lee, Jee-Hyong},</text:p>
            <text:p>  booktitle={2014 Joint 7th International Conference on Soft Computing and Intelligent Systems (SCIS) and 15th International Symposium on Advanced Intelligent Systems (ISIS)},</text:p>
            <text:p>  pages={980--984},</text:p>
            <text:p>  year={2014},</text:p>
            <text:p>  organization={IEEE}</text:p>
            <text:p>}</text:p>
          </table:table-cell>
          <table:table-cell/>
        </table:table-row>
        <table:table-row table:style-name="ro3">
          <table:table-cell table:style-name="ce13" office:value-type="float" office:value="3" calcext:value-type="float">
            <text:p>3</text:p>
          </table:table-cell>
          <table:table-cell table:style-name="ce14" office:value-type="string" calcext:value-type="string">
            <text:p>Towards Recommender EngineeringTools and Experiments for Identifying Recommender Differences</text:p>
          </table:table-cell>
          <table:table-cell table:style-name="ce13" office:value-type="string" calcext:value-type="string">
            <text:p>Ekstrand_umn_0130E_15142.pdf</text:p>
          </table:table-cell>
          <table:table-cell table:style-name="ce13" office:value-type="string" calcext:value-type="string">
            <text:p>Page 183 talks about diversity computation using tag-genome</text:p>
          </table:table-cell>
          <table:table-cell table:style-name="ce13"/>
          <table:table-cell office:value-type="string" calcext:value-type="string">
            <text:p>@article{ekstrand2014towards,</text:p>
            <text:p>  title={Towards Recommender Engineering: tools and experiments for identifying recommender differences},</text:p>
            <text:p>  author={Ekstrand, Michael},</text:p>
            <text:p>  year={2014}</text:p>
            <text:p>}</text:p>
          </table:table-cell>
          <table:table-cell/>
        </table:table-row>
        <table:table-row table:style-name="ro4">
          <table:table-cell table:style-name="ce13" office:value-type="float" office:value="4" calcext:value-type="float">
            <text:p>4</text:p>
          </table:table-cell>
          <table:table-cell table:style-name="ce14" office:value-type="string" calcext:value-type="string">
            <text:p>Investigating Serendipity in Recommender Systems Based onReal User Feedback</text:p>
          </table:table-cell>
          <table:table-cell table:style-name="ce13" office:value-type="string" calcext:value-type="string">
            <text:p>denis2018sac.pdf</text:p>
          </table:table-cell>
          <table:table-cell table:style-name="ce13" office:value-type="string" calcext:value-type="string">
            <text:p>Discusses 8 different approaches of serendipity</text:p>
          </table:table-cell>
          <table:table-cell table:style-name="ce13"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office:value-type="string" calcext:value-type="string">
            <text:p>@inproceedings{kotkov2018investigating,</text:p>
            <text:p>  title={Investigating serendipity in recommender systems based on real user feedback},</text:p>
            <text:p>  author={Kotkov, Denis and Konstan, Joseph A and Zhao, Qian and Veijalainen, Jari},</text:p>
            <text:p>  booktitle={Proceedings of the 33rd Annual ACM Symposium on Applied Computing},</text:p>
            <text:p>  pages={1341--1350},</text:p>
            <text:p>  year={2018},</text:p>
            <text:p>  organization={ACM}</text:p>
            <text:p>}</text:p>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3">
          <table:table-cell table:style-name="ce13" office:value-type="float" office:value="5" calcext:value-type="float">
            <text:p>5</text:p>
          </table:table-cell>
          <table:table-cell table:style-name="ce14" office:value-type="string" calcext:value-type="string">
            <text:p>Enhancing User Experience with RecommenderSystems Beyond Prediction Accuracies</text:p>
          </table:table-cell>
          <table:table-cell table:style-name="ce13" office:value-type="string" calcext:value-type="string">
            <text:p>Nguyen_umn_0130E_17499.pdf</text:p>
          </table:table-cell>
          <table:table-cell table:style-name="ce13"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13"/>
          <table:table-cell office:value-type="string" calcext:value-type="string">
            <text:p>@article{nguyen2016enhancing,</text:p>
            <text:p>  title={Enhancing user experience with recommender systems beyond prediction accuracies},</text:p>
            <text:p>  author={Nguyen, Tien},</text:p>
            <text:p>  year={2016}</text:p>
            <text:p>}</text:p>
          </table:table-cell>
          <table:table-cell/>
        </table:table-row>
        <table:table-row table:style-name="ro2">
          <table:table-cell table:style-name="ce13" office:value-type="float" office:value="6" calcext:value-type="float">
            <text:p>6</text:p>
          </table:table-cell>
          <table:table-cell table:style-name="ce14" office:value-type="string" calcext:value-type="string">
            <text:p>A hybrid genre-based personalized recommendation algorithm </text:p>
          </table:table-cell>
          <table:table-cell table:style-name="ce13" office:value-type="string" calcext:value-type="string">
            <text:p>07603798.pdf</text:p>
          </table:table-cell>
          <table:table-cell table:style-name="ce13" office:value-type="string" calcext:value-type="string">
            <text:p>improves accuracy of CF using genres per user.</text:p>
            <text:p>States that when &amp; if used genome-tags, “process of getting labels will burden users”</text:p>
          </table:table-cell>
          <table:table-cell table:style-name="ce13"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office:value-type="string" calcext:value-type="string">
            <text:p>@inproceedings{hu2016hybrid,</text:p>
            <text:p>  title={A hybrid genre-based personalized recommendation algorithm},</text:p>
            <text:p>  author={Hu, Yajie and Yang, Yi and Li, Caihong and Wang, Yachen and Li, Lian},</text:p>
            <text:p>  booktitle={2016 IEEE 11th Conference on Industrial Electronics and Applications (ICIEA)},</text:p>
            <text:p>  pages={1369--1373},</text:p>
            <text:p>  year={2016},</text:p>
            <text:p>  organization={IEEE}</text:p>
            <text:p>}</text:p>
          </table:table-cell>
          <table:table-cell office:value-type="string" calcext:value-type="string">
            <text:p>however others think so many tags will burden users, we propose a way to user tag-genomes in effective way.</text:p>
          </table:table-cell>
        </table:table-row>
        <table:table-row table:style-name="ro5">
          <table:table-cell table:style-name="ce13" office:value-type="float" office:value="7" calcext:value-type="float">
            <text:p>7</text:p>
          </table:table-cell>
          <table:table-cell table:style-name="ce14" office:value-type="string" calcext:value-type="string">
            <text:p>Multimodal Content Representation and Similarity Rankingof Movies</text:p>
          </table:table-cell>
          <table:table-cell table:style-name="ce13" office:value-type="string" calcext:value-type="string">
            <text:p>1702.04815.pdf</text:p>
          </table:table-cell>
          <table:table-cell table:style-name="ce13" office:value-type="string" calcext:value-type="string">
            <text:p>discusses on similarity ranking of movies based on tag-genome</text:p>
          </table:table-cell>
          <table:table-cell table:style-name="ce13"/>
          <table:table-cell office:value-type="string" calcext:value-type="string">
            <text:p>@article{bougiatiotis2017multimodal,</text:p>
            <text:p>  title={Multimodal Content Representation and Similarity Ranking of Movies},</text:p>
            <text:p>  author={Bougiatiotis, Konstantinos and Giannakopoulos, Theodore},</text:p>
            <text:p>  journal={arXiv preprint arXiv:1702.04815},</text:p>
            <text:p>  year={2017}</text:p>
            <text:p>}</text:p>
          </table:table-cell>
          <table:table-cell/>
        </table:table-row>
        <table:table-row table:style-name="ro6">
          <table:table-cell table:style-name="ce13" office:value-type="float" office:value="8" calcext:value-type="float">
            <text:p>8</text:p>
          </table:table-cell>
          <table:table-cell table:style-name="ce15" office:value-type="string" calcext:value-type="string">
            <text:p>The Tag Genome: Encode community knowledge to support Novel Interaction</text:p>
          </table:table-cell>
          <table:table-cell table:style-name="ce13" office:value-type="string" calcext:value-type="string">
            <text:p>tag_genome.pdf</text:p>
          </table:table-cell>
          <table:table-cell table:style-name="ce13"/>
          <table:table-cell table:style-name="ce13"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office:value-type="string" calcext:value-type="string">
            <text:p>@article{vig2012tag,</text:p>
            <text:p>  title={The tag genome: Encoding community knowledge to support novel interaction},</text:p>
            <text:p>  author={Vig, Jesse and Sen, Shilad and Riedl, John},</text:p>
            <text:p>  journal={ACM Transactions on Interactive Intelligent Systems (TiiS)},</text:p>
            <text:p>  volume={2},</text:p>
            <text:p>  number={3},</text:p>
            <text:p>  pages={13},</text:p>
            <text:p>  year={2012},</text:p>
            <text:p>  publisher={ACM}</text:p>
            <text:p>}</text:p>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5">
          <table:table-cell table:style-name="ce13" office:value-type="float" office:value="9" calcext:value-type="float">
            <text:p>9</text:p>
          </table:table-cell>
          <table:table-cell table:style-name="ce14" office:value-type="string" calcext:value-type="string">
            <text:p>Intelligent Tagging Systems: Machine Learning for NovelInteraction</text:p>
          </table:table-cell>
          <table:table-cell table:style-name="ce13" office:value-type="string" calcext:value-type="string">
            <text:p>Vig_umn_0130E_12647.pdf</text:p>
          </table:table-cell>
          <table:table-cell table:style-name="ce13" office:value-type="string" calcext:value-type="string">
            <text:p>Discusses idea of using tag-genome entirely as a feature vector</text:p>
          </table:table-cell>
          <table:table-cell table:style-name="ce13"/>
          <table:table-cell office:value-type="string" calcext:value-type="string">
            <text:p>@article{vig2012intelligent,</text:p>
            <text:p>  title={Intelligent tagging systems: machine learning for novel systems: machine learning for novel.},</text:p>
            <text:p>  author={Vig, Jesse},</text:p>
            <text:p>  year={2012}</text:p>
            <text:p>}</text:p>
            <text:p/>
          </table:table-cell>
          <table:table-cell/>
        </table:table-row>
        <table:table-row table:style-name="ro7">
          <table:table-cell office:value-type="float" office:value="10" calcext:value-type="float">
            <text:p>10</text:p>
          </table:table-cell>
          <table:table-cell table:style-name="ce16"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9" office:value-type="string" calcext:value-type="string">
            <text:p>//TODO: add references in literature</text:p>
          </table:table-cell>
          <table:table-cell office:value-type="string" calcext:value-type="string">
            <text:p>@inproceedings{silva2018exploring,</text:p>
            <text:p>  title={Exploring Coclustering for Serendipity Improvement in Content-Based Recommendation},</text:p>
            <text:p>  author={Silva, Andrei Martins and da Silva Costa, Fernando Henrique and Diaz, Alexandra Katiuska Ramos and Peres, Sarajane Marques},</text:p>
            <text:p>  booktitle={International Conference on Intelligent Data Engineering and Automated Learning},</text:p>
            <text:p>  pages={317--327},</text:p>
            <text:p>  year={2018},</text:p>
            <text:p>  organization={Springer}</text:p>
            <text:p>}</text:p>
          </table:table-cell>
          <table:table-cell office:value-type="string" calcext:value-type="string">
            <text:p><text:span text:style-name="T1">Page 1: Introduction:</text:span></text:p>
            <text:p><text:span text:style-name="T2">Coclustering allows finding partial similarities between items </text:span><text:span text:style-name="T3">- a</text:span></text:p>
            <text:p><text:span text:style-name="T1">pair of items may be deemed similar even though the similarity occurs only over</text:span></text:p>
            <text:p><text:span text:style-name="T1">a subset of their attributes. Therefore, we propose the use of coclustering to find</text:span></text:p>
            <text:p><text:span text:style-name="T1">serendipitous recommendations</text:span></text:p>
            <text:p/>
            <text:p><text:span text:style-name="T4">The </text:span><text:span text:style-name="T5">underlying assumption </text:span><text:span text:style-name="T6">is that by finding </text:span><text:span text:style-name="T7">partial similarities</text:span><text:span text:style-name="T8">, the adequate </text:span><text:span text:style-name="T5">balance </text:span><text:span text:style-name="T8">between </text:span><text:span text:style-name="T7">relevance and unexpectedness</text:span></text:p>
            <text:p><text:span text:style-name="T9">can be achieved and, </text:span><text:span text:style-name="T10">thus, serendipitous </text:span><text:span text:style-name="T11">recommendations, provided.</text:span></text:p>
            <text:p/>
            <text:p><text:span text:style-name="T12">Page 3:</text:span></text:p>
            <text:p><text:span text:style-name="T12">Section2, Para 2:</text:span></text:p>
            <text:p><text:span text:style-name="T1">In the literature, the definitions for</text:span></text:p>
            <text:p><text:span text:style-name="T1">serendipity employ subjective terms and abstract notions that make serendip-</text:span></text:p>
            <text:p><text:span text:style-name="T1">ity a complex concept to understand and measure.</text:span></text:p>
            <text:p><text:span text:style-name="T12">Para 3: </text:span></text:p>
            <text:p><text:span text:style-name="T1">Serendipity can be measured combining rel-</text:span></text:p>
            <text:p><text:span text:style-name="T1">evance and unexpectedness </text:span></text:p>
            <text:p><text:span text:style-name="T1">Measures.</text:span></text:p>
            <text:p/>
            <text:p><text:span text:style-name="T12">Page 4: Line 1:</text:span></text:p>
            <text:p><text:span text:style-name="T1">an item i as popular (or</text:span></text:p>
            <text:p><text:span text:style-name="T1">expected) in S if #τ</text:span></text:p>
            <text:p><text:span text:style-name="T1">&gt; ν S 1 , otherwise it is an unexpected item.</text:span></text:p>
          </table:table-cell>
        </table:table-row>
        <table:table-row table:style-name="ro8">
          <table:table-cell office:value-type="float" office:value="11" calcext:value-type="float">
            <text:p>11</text:p>
          </table:table-cell>
          <table:table-cell office:value-type="string" calcext:value-type="string">
            <text:p>A SERENDIPITOUS RESEARCH PAPER RECOMMENDER SYSTEM</text:p>
          </table:table-cell>
          <table:table-cell table:style-name="ce18"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18"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2">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number-columns-repeated="2"/>
          <table:table-cell office:value-type="string" calcext:value-type="string">
            <text:p>@incollection{khusro2016recommender,</text:p>
            <text:p>  title={Recommender systems: issues, challenges, and research opportunities},</text:p>
            <text:p>  author={Khusro, Shah and Ali, Zafar and Ullah, Irfan},</text:p>
            <text:p>  booktitle={Information Science and Applications (ICISA) 2016},</text:p>
            <text:p>  pages={1179--1189},</text:p>
            <text:p>  year={2016},</text:p>
            <text:p>  publisher={Springer}</text:p>
            <text:p>}</text:p>
          </table:table-cell>
          <table:table-cell/>
        </table:table-row>
        <table:table-row table:style-name="ro9">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4">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2"/>
          <table:table-cell office:value-type="string" calcext:value-type="string">
            <text:p>@inproceedings{kaya2018accurate,</text:p>
            <text:p>  title={Accurate and Diverse Recommendations Using Item-Based SubProfiles},</text:p>
            <text:p>  author={Kaya, Mesut and Bridge, Derek},</text:p>
            <text:p>  booktitle={The Thirty-First International Flairs Conference},</text:p>
            <text:p>  year={2018}</text:p>
            <text:p>}</text:p>
          </table:table-cell>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3">Intent Aware Diversification – End of Paragraph 2: </text:span>di-versification can be achieved by re-ranking a conventional</text:p>
            <text:p>recommender’s recommendation set as per Algorithm 1 and</text:p>
            <text:p>Equation (1)</text:p>
          </table:table-cell>
        </table:table-row>
        <table:table-row table:style-name="ro4">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2"/>
          <table:table-cell office:value-type="string" calcext:value-type="string">
            <text:p>@article{kotkov2018does,</text:p>
            <text:p>  title={How does serendipity affect diversity in recommender systems? A serendipity-oriented greedy algorithm},</text:p>
            <text:p>  author={Kotkov, Denis and Veijalainen, Jari and Wang, Shuaiqiang},</text:p>
            <text:p>  journal={Computing},</text:p>
            <text:p>  pages={1--19},</text:p>
            <text:p>  year={2018},</text:p>
            <text:p>  publisher={Springer}</text:p>
            <text:p>}</text:p>
          </table:table-cell>
          <table:table-cell office:value-type="string" calcext:value-type="string">
            <text:p>Diversity is a property of a recommendation list or a set of them composed by one or</text:p>
            <text:p>several recommender systems. It reflects how dissimilar items are to each other in the</text:p>
            <text:p>list [4,14]. To measure diversity inside a list, researchers often calculate an average</text:p>
            <text:p>pairwise dissimilarity of items in a recommendation list [4,14], where dissimilarity can</text:p>
            <text:p>be represented by any metric, which reflects how dissimilar items are to one another</text:p>
            <text:p/>
            <text:p>Diversity is not always related to dissimilarity of items in a particular recommenda-</text:p>
            <text:p>tion list. The term can also refer to diversity of recommendations provided by different</text:p>
            <text:p>recommender systems [3], diversity across recommendation lists suggested to all the</text:p>
            <text:p>users of a particular system [2], or diversity of recommendations to the same user in a</text:p>
            <text:p>particular system over time [20]. In these cases one needs a more complicated diversity</text:p>
            <text:p>measure than the pairwise average diversity of items inside one recommendation list.</text:p>
          </table:table-cell>
        </table:table-row>
        <table:table-row table:style-name="ro2">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office:value-type="string" calcext:value-type="string">
            <text:p>@inproceedings{zhou2017new,</text:p>
            <text:p>  title={A new information theory-based serendipitous algorithm design},</text:p>
            <text:p>  author={Zhou, Xiaosong and Xu, Zhan and Sun, Xu and Wang, Qingfeng},</text:p>
            <text:p>  booktitle={International Conference on Human Interface and the Management of Information},</text:p>
            <text:p>  pages={314--327},</text:p>
            <text:p>  year={2017},</text:p>
            <text:p>  organization={Springer}</text:p>
            <text:p>}</text:p>
          </table:table-cell>
          <table:table-cell/>
        </table:table-row>
        <table:table-row table:style-name="ro10">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2">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2"/>
          <table:table-cell office:value-type="string" calcext:value-type="string">
            <text:p>@inproceedings{santos2010exploiting,</text:p>
            <text:p>  title={Exploiting query reformulations for web search result diversification},</text:p>
            <text:p>  author={Santos, Rodrygo LT and Macdonald, Craig and Ounis, Iadh},</text:p>
            <text:p>  booktitle={Proceedings of the 19th international conference on World wide web},</text:p>
            <text:p>  pages={881--890},</text:p>
            <text:p>  year={2010},</text:p>
            <text:p>  organization={ACM}</text:p>
            <text:p>}</text:p>
          </table:table-cell>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2"/>
          <table:table-cell office:value-type="string" calcext:value-type="string">
            <text:p>@article{jarvelin2002cumulated,</text:p>
            <text:p>  title={Cumulated gain-based evaluation of IR techniques},</text:p>
            <text:p>  author={J{\"a}rvelin, Kalervo and Kek{\"a}l{\"a}inen, Jaana},</text:p>
            <text:p>  journal={ACM Transactions on Information Systems (TOIS)},</text:p>
            <text:p>  volume={20},</text:p>
            <text:p>  number={4},</text:p>
            <text:p>  pages={422--446},</text:p>
            <text:p>  year={2002},</text:p>
            <text:p>  publisher={ACM}</text:p>
            <text:p>}</text:p>
          </table:table-cell>
          <table:table-cell office:value-type="string" calcext:value-type="string">
            <text:p>Page 3: 2. CUMULATED GAIN -BASED MEASUREMENTS</text:p>
          </table:table-cell>
        </table:table-row>
        <table:table-row table:style-name="ro2">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2"/>
          <table:table-cell office:value-type="string" calcext:value-type="string">
            <text:p>@inproceedings{clarke2008novelty,</text:p>
            <text:p>  title={Novelty and diversity in information retrieval evaluation},</text:p>
            <text:p>  author={Clarke, Charles LA and Kolla, Maheedhar and Cormack, Gordon V and Vechtomova, Olga and Ashkan, Azin and B{\"u}ttcher, Stefan and MacKinnon, Ian},</text:p>
            <text:p>  booktitle={Proceedings of the 31st annual international ACM SIGIR conference on Research and development in information retrieval},</text:p>
            <text:p>  pages={659--666},</text:p>
            <text:p>  year={2008},</text:p>
            <text:p>  organization={ACM}</text:p>
            <text:p>}</text:p>
          </table:table-cell>
          <table:table-cell office:value-type="string" calcext:value-type="string">
            <text:p>TODO Read</text:p>
          </table:table-cell>
        </table:table-row>
        <table:table-row table:style-name="ro12">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techreport{panteli2018improvement,</text:p>
            <text:p>  title={Improvement of similarity-diversity trade-off in recommender systems based on a facility location model},</text:p>
            <text:p>  author={Panteli, Antiopi and Boutsinas, Basilis},</text:p>
            <text:p>  year={2018}</text:p>
            <text:p>}</text:p>
          </table:table-cell>
          <table:table-cell office:value-type="string" calcext:value-type="string">
            <text:p>Page 11:</text:p>
            <text:p>The     method     accepts     as     inputs     three     parameters,</text:p>
            <text:p><text:span text:style-name="T14">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2"/>
          <table:table-cell office:value-type="string" calcext:value-type="string">
            <text:p>@article{aytekin2014clustering,</text:p>
            <text:p>  title={Clustering-based diversity improvement in top-N recommendation},</text:p>
            <text:p>  author={Aytekin, Tevfik and Karakaya, Mahmut {\"O}zge},</text:p>
            <text:p>  journal={Journal of Intelligent Information Systems},</text:p>
            <text:p>  volume={42},</text:p>
            <text:p>  number={1},</text:p>
            <text:p>  pages={1--18},</text:p>
            <text:p>  year={2014},</text:p>
            <text:p>  publisher={Springer}</text:p>
            <text:p>}</text:p>
          </table:table-cell>
          <table:table-cell office:value-type="string" calcext:value-type="string">
            <text:p>Page 2, Para 2:</text:p>
            <text:p>Our idea basically is to</text:p>
            <text:p><text:span text:style-name="T13">cluster </text:span>items <text:span text:style-name="T13">into groups</text:span></text:p>
            <text:p>and build the recom-mendation list</text:p>
            <text:p>by <text:span text:style-name="T13">selecting </text:span>items</text:p>
            <text:p><text:span text:style-name="T12">from different groups</text:span>, such that,</text:p>
            <text:p>Recommendation <text:span text:style-name="T13">diversity </text:span>is <text:span text:style-name="T13">maximized</text:span></text:p>
            <text:p><text:span text:style-name="T13">Without decreasing accuracy too much</text:span>.</text:p>
          </table:table-cell>
        </table:table-row>
        <table:table-row table:style-name="ro2">
          <table:table-cell office:value-type="float" office:value="23" calcext:value-type="float">
            <text:p>23</text:p>
          </table:table-cell>
          <table:table-cell office:value-type="string" calcext:value-type="string">
            <text:p>Exploring the Filter Bubble: The Effect of UsingRecommender Systems on Content Diversity</text:p>
          </table:table-cell>
          <table:table-cell office:value-type="string" calcext:value-type="string">
            <text:p>p677.pdf</text:p>
          </table:table-cell>
          <table:table-cell/>
          <table:table-cell table:style-name="ce29" office:value-type="string" calcext:value-type="string">
            <text:p>//TODO: add references in literature</text:p>
          </table:table-cell>
          <table:table-cell office:value-type="string" calcext:value-type="string">
            <text:p>@inproceedings{nguyen2014exploring,</text:p>
            <text:p>  title={Exploring the filter bubble: the effect of using recommender systems on content diversity},</text:p>
            <text:p>  author={Nguyen, Tien T and Hui, Pik-Mai and Harper, F Maxwell and Terveen, Loren and Konstan, Joseph A},</text:p>
            <text:p>  booktitle={Proceedings of the 23rd international conference on World wide web},</text:p>
            <text:p>  pages={677--686},</text:p>
            <text:p>  year={2014},</text:p>
            <text:p>  organization={ACM}</text:p>
            <text:p>}</text:p>
          </table:table-cell>
          <table:table-cell/>
        </table:table-row>
        <table:table-row table:style-name="ro13">
          <table:table-cell office:value-type="float" office:value="24" calcext:value-type="float">
            <text:p>24</text:p>
          </table:table-cell>
          <table:table-cell office:value-type="string" calcext:value-type="string">
            <text:p>Improving Aggregate Recommendation Diversity <text:s/>Using Ranking-Based Techniques</text:p>
          </table:table-cell>
          <table:table-cell table:number-columns-repeated="2" office:value-type="string" calcext:value-type="string">
            <text:p>Improving Aggregate Recommendation Diversity <text:s/>Using Ranking-Based Techniques.pdf</text:p>
          </table:table-cell>
          <table:table-cell/>
          <table:table-cell office:value-type="string" calcext:value-type="string">
            <text:p>@article{adomavicius2011improving,</text:p>
            <text:p>  title={Improving aggregate recommendation diversity using ranking-based techniques},</text:p>
            <text:p>  author={Adomavicius, Gediminas and Kwon, YoungOk},</text:p>
            <text:p>  journal={IEEE Transactions on Knowledge and Data Engineering},</text:p>
            <text:p>  volume={24},</text:p>
            <text:p>  number={5},</text:p>
            <text:p>  pages={896--911},</text:p>
            <text:p>  year={2011},</text:p>
            <text:p>  publisher={IEEE}</text:p>
            <text:p>}</text:p>
          </table:table-cell>
          <table:table-cell office:value-type="string" calcext:value-type="string">
            <text:p>Page 3: Rating prediction and formulas:</text:p>
            <text:p>Collaborative filtering to predict rating using ‘Neighborhood based CF technique.</text:p>
            <text:p/>
            <text:p>Page 4: 2.3 Diversity of Recommendations :</text:p>
            <text:p>Ways of measuring it: individual and aggregate:</text:p>
            <text:p/>
            <text:p>Individual diversity: an  average  dissimilarity  between  all  pairs of items recommended to a given user)</text:p>
            <text:p/>
            <text:p>Page 4: </text:p>
            <text:p>Diversity-in-top-N:</text:p>
            <text:p>“total number of distinct items recommended</text:p>
            <text:p>across  all  users</text:p>
            <text:p>As an aggregate diversity measure”</text:p>
            <text:p><text:span text:style-name="T15">Also includes the formula</text:span></text:p>
            <text:p/>
            <text:p><text:span text:style-name="T1">Page 5:</text:span></text:p>
            <text:p><text:span text:style-name="T1">3.2 Proposed Approach:</text:span></text:p>
            <text:p><text:span text:style-name="T1">Item Popularity-Based Ranking</text:span></text:p>
            <text:p/>
            <text:p><text:span text:style-name="T1">Page 2: Para 3:</text:span></text:p>
            <text:p><text:span text:style-name="T1">A claim to support use of tag-genomes of each user to diversify recommendations:</text:span></text:p>
            <text:p><text:span text:style-name="T1">“And conversely, higher diversity can be achieved by trying to</text:span></text:p>
            <text:p><text:span text:style-name="T1">uncover and recommend highly idiosyncratic or personalized</text:span></text:p>
            <text:p><text:span text:style-name="T1">items for each user, which often have less data and are inhe-</text:span></text:p>
            <text:p><text:span text:style-name="T1">rently more difficult to predict, and, thus, may lead to a de-</text:span></text:p>
            <text:p><text:span text:style-name="T1">crease in recommendation accuracy”</text:span></text:p>
            <text:p/>
            <text:p><text:span text:style-name="T1">Page 5:</text:span></text:p>
            <text:p><text:span text:style-name="T1">3.3 Controlling Accuracy-Diversity Trade-Off:</text:span></text:p>
            <text:p><text:span text:style-name="T1">Parameterized Ranking Approaches</text:span></text:p>
          </table:table-cell>
        </table:table-row>
        <table:table-row table:style-name="ro11">
          <table:table-cell office:value-type="float" office:value="25" calcext:value-type="float">
            <text:p>25</text:p>
          </table:table-cell>
          <table:table-cell office:value-type="string" calcext:value-type="string">
            <text:p>User Personality and User Satisfaction with Recommender Systems</text:p>
          </table:table-cell>
          <table:table-cell office:value-type="string" calcext:value-type="string">
            <text:p>Nguyen2018_Article_UserPersonalityAndUserSatisfac.pdf</text:p>
          </table:table-cell>
          <table:table-cell/>
          <table:table-cell table:style-name="ce29"/>
          <table:table-cell office:value-type="string" calcext:value-type="string">
            <text:p>@article{nguyen2018user,</text:p>
            <text:p>  title={User personality and user satisfaction with recommender systems},</text:p>
            <text:p>  author={Nguyen, Tien T and Harper, F Maxwell and Terveen, Loren and Konstan, Joseph A},</text:p>
            <text:p>  journal={Information Systems Frontiers},</text:p>
            <text:p>  volume={20},</text:p>
            <text:p>  number={6},</text:p>
            <text:p>  pages={1173--1189},</text:p>
            <text:p>  year={2018},</text:p>
            <text:p>  publisher={Springer}</text:p>
            <text:p>}</text:p>
          </table:table-cell>
          <table:table-cell office:value-type="string" calcext:value-type="string">
            <text:p>Abstract:</text:p>
            <text:p>We found that ratings-based recommender systems may often fail to deliver </text:p>
            <text:p>preferred levels of diversity, popularity, and serendipity for their users (e.g. </text:p>
            <text:p>users with high-serendipity preferences). We also found that users with </text:p>
            <text:p>different personalities have different preferences for these three </text:p>
            <text:p>recommendation properties. Our work suggests that we can improve user </text:p>
            <text:p>satisfaction when we integrate users’ personality traits into the process of </text:p>
            <text:p>Generating recommendations.</text:p>
          </table:table-cell>
        </table:table-row>
        <table:table-row table:style-name="ro14">
          <table:table-cell office:value-type="float" office:value="26" calcext:value-type="float">
            <text:p>26</text:p>
          </table:table-cell>
          <table:table-cell office:value-type="string" calcext:value-type="string">
            <text:p>Improving recommendation lists through topic Diversification</text:p>
          </table:table-cell>
          <table:table-cell office:value-type="string" calcext:value-type="string">
            <text:p>WWW-05-CR.pdf</text:p>
          </table:table-cell>
          <table:table-cell table:number-columns-repeated="2"/>
          <table:table-cell office:value-type="string" calcext:value-type="string">
            <text:p>@inproceedings{ziegler2005improving,</text:p>
            <text:p>  title={Improving recommendation lists through topic diversification},</text:p>
            <text:p>  author={Ziegler, Cai-Nicolas and McNee, Sean M and Konstan, Joseph A and Lausen, Georg},</text:p>
            <text:p>  booktitle={Proceedings of the 14th international conference on World Wide Web},</text:p>
            <text:p>  pages={22--32},</text:p>
            <text:p>  year={2005},</text:p>
            <text:p>  organization={ACM}</text:p>
            <text:p>}</text:p>
            <text:p/>
          </table:table-cell>
          <table:table-cell office:value-type="string" calcext:value-type="string">
            <text:p>Page 3:</text:p>
            <text:p>Intra-list similarity metric</text:p>
            <text:p>3.3    Intra-List Similarity</text:p>
          </table:table-cell>
        </table:table-row>
        <table:table-row table:style-name="ro15">
          <table:table-cell office:value-type="float" office:value="27" calcext:value-type="float">
            <text:p>27</text:p>
          </table:table-cell>
          <table:table-cell office:value-type="string" calcext:value-type="string">
            <text:p>A More Comprehensive Offline Evaluation of</text:p>
            <text:p>Active Learning in Recommender Systems</text:p>
          </table:table-cell>
          <table:table-cell table:style-name="ce28" office:value-type="string" calcext:value-type="string">
            <text:p>RECSYS_REVEAL_18_CAMERA_READY.pdf</text:p>
          </table:table-cell>
          <table:table-cell table:style-name="ce28"/>
          <table:table-cell/>
          <table:table-cell office:value-type="string" calcext:value-type="string">
            <text:p>@article{carraromore,</text:p>
            <text:p>  title={A More Comprehensive Offline Evaluation of Active Learning in Recommender Systems},</text:p>
            <text:p>  author={Carraro, Diego and Bridge, Derek}</text:p>
            <text:p>}</text:p>
            <text:p/>
          </table:table-cell>
          <table:table-cell office:value-type="string" calcext:value-type="string">
            <text:p>Page 4:</text:p>
            <text:p>3.3</text:p>
            <text:p>Evaluation metrics</text:p>
            <text:p>As we said in Section 1, there is good reason to evaluate AL strate-</text:p>
            <text:p>gies using a wider range of metrics than has been used up to now.</text:p>
            <text:p>We do not have space to survey the metrics. Instead, we will simply</text:p>
            <text:p>list the ones that we use in our case study in Section 4:</text:p>
            <text:p>• For accuracy: Precision, Recall and nDCG.</text:p>
            <text:p>• For diversity: Expected Intra-List Distance (EILD) and α-</text:p>
            <text:p>nDCG.</text:p>
            <text:p>• For novelty: Expected Popularity Complement (EPC), Ex-</text:p>
            <text:p>pected Free Discovery (EFD) and Expected Profile Distance</text:p>
            <text:p>(EPD).</text:p>
            <text:p>• For serendipity: Content-Based Surprise (CBS).</text:p>
          </table:table-cell>
        </table:table-row>
        <table:table-row table:style-name="ro14">
          <table:table-cell office:value-type="float" office:value="28" calcext:value-type="float">
            <text:p>28</text:p>
          </table:table-cell>
          <table:table-cell table:style-name="ce6" office:value-type="string" calcext:value-type="string">
            <text:p>Rank and Relevance in Novelty and</text:p>
            <text:p>Diversity Metrics for Recommender Systems</text:p>
          </table:table-cell>
          <table:table-cell table:style-name="ce28" office:value-type="string" calcext:value-type="string">
            <text:p>Rank and Relevance in Novelty and Diversity Metrics for Recommender Systems.pdf</text:p>
          </table:table-cell>
          <table:table-cell table:style-name="ce28"/>
          <table:table-cell/>
          <table:table-cell office:value-type="string" calcext:value-type="string">
            <text:p>@inproceedings{vargas2011rank,</text:p>
            <text:p>  title={Rank and relevance in novelty and diversity metrics for recommender systems},</text:p>
            <text:p>  author={Vargas, Sa{\'u}l and Castells, Pablo},</text:p>
            <text:p>  booktitle={Proceedings of the fifth ACM conference on Recommender systems},</text:p>
            <text:p>  pages={109--116},</text:p>
            <text:p>  year={2011},</text:p>
            <text:p>  organization={ACM}</text:p>
            <text:p>}</text:p>
          </table:table-cell>
          <table:table-cell office:value-type="string" calcext:value-type="string">
            <text:p><text:span text:style-name="T13">Claim to support ‘why different metrics for ranking and for evaluation of diversity and serendipity’</text:span></text:p>
            <text:p>The  reported  metrics  generally  ignore  the  ranking  of recommended items</text:p>
            <text:p>–except for the obvious application of diversity metrics at different top-n </text:p>
            <text:p>cutoffs. As a consequence, the meas-ured  diversity  does  not  notice  </text:p>
            <text:p>whether  the  most  novel  items  are  ranked  at  the  top  or  the  bottom  of  </text:p>
            <text:p>the  recommendations.  Second,  the metrics do not care for the relevance of </text:p>
            <text:p>items, and focus strictly on  their  novelty  and  diversity  qualities.  The  </text:p>
            <text:p>evaluation  methodolo-gies  therefore  rely  on  a  separate  accuracy  metric  </text:p>
            <text:p>For  this  purpose.  </text:p>
          </table:table-cell>
        </table:table-row>
        <table:table-row table:style-name="ro11">
          <table:table-cell office:value-type="float" office:value="29" calcext:value-type="float">
            <text:p>29</text:p>
          </table:table-cell>
          <table:table-cell office:value-type="string" calcext:value-type="string">
            <text:p>SOME METHODS FOR</text:p>
            <text:p>CLASSIFICATION AND ANALYSIS</text:p>
            <text:p>OF MULTIVARIATE OBSERVATIONS</text:p>
          </table:table-cell>
          <table:table-cell table:style-name="ce28" office:value-type="string" calcext:value-type="string">
            <text:p>1967-MacQueen-MSP.pdf</text:p>
          </table:table-cell>
          <table:table-cell table:style-name="ce28"/>
          <table:table-cell/>
          <table:table-cell office:value-type="string" calcext:value-type="string">
            <text:p>@inproceedings{macqueen1967some,</text:p>
            <text:p>  title={Some methods for classification and analysis of multivariate observations},</text:p>
            <text:p>  author={MacQueen, James and others},</text:p>
            <text:p>  booktitle={Proceedings of the fifth Berkeley symposium on mathematical statistics and probability},</text:p>
            <text:p>  volume={1},</text:p>
            <text:p>  number={14},</text:p>
            <text:p>  pages={281--297},</text:p>
            <text:p>  year={1967},</text:p>
            <text:p>  organization={Oakland, CA, USA}</text:p>
            <text:p>}</text:p>
          </table:table-cell>
          <table:table-cell table:style-name="ce30" office:value-type="string" calcext:value-type="string">
            <text:p>K-Means clustering algorithm proposed here</text:p>
            <text:p>In 1967</text:p>
          </table:table-cell>
        </table:table-row>
        <table:table-row table:style-name="ro2">
          <table:table-cell office:value-type="float" office:value="30" calcext:value-type="float">
            <text:p>30</text:p>
          </table:table-cell>
          <table:table-cell office:value-type="string" calcext:value-type="string">
            <text:p>Surprise and Curiosity in A Recommender System</text:p>
          </table:table-cell>
          <table:table-cell office:value-type="string" calcext:value-type="string">
            <text:p>08612897 _ Surprise and Curiosity in Recommender System.pdf</text:p>
          </table:table-cell>
          <table:table-cell table:number-columns-repeated="2"/>
          <table:table-cell office:value-type="string" calcext:value-type="string">
            <text:p>@inproceedings{al2018surprise,</text:p>
            <text:p>  title={Surprise and Curiosity in A Recommender System},</text:p>
            <text:p>  author={Al-Doulat, Ahmad},</text:p>
            <text:p>  booktitle={2018 IEEE/ACS 15th International Conference on Computer Systems and Applications (AICCSA)},</text:p>
            <text:p>  pages={1--2},</text:p>
            <text:p>  year={2018},</text:p>
            <text:p>  organization={IEEE}</text:p>
            <text:p>}</text:p>
          </table:table-cell>
          <table:table-cell office:value-type="string" calcext:value-type="string">
            <text:p><text:span text:style-name="T13">Thesis starter statement:</text:span></text:p>
            <text:p/>
            <text:p>The vast amount of online information today has</text:p>
            <text:p>increased the opportunity to discover interesting and useful in-</text:p>
            <text:p>formation. Various recommender systems have been developed</text:p>
            <text:p>to help people discover such information. No matter how accu-</text:p>
            <text:p>rately the recommender algorithms perform, users’ engagement</text:p>
            <text:p>and satisfaction have been complained being less than ideal.</text:p>
          </table:table-cell>
        </table:table-row>
        <table:table-row table:style-name="ro5">
          <table:table-cell office:value-type="float" office:value="31" calcext:value-type="float">
            <text:p>31</text:p>
          </table:table-cell>
          <table:table-cell office:value-type="string" calcext:value-type="string">
            <text:p>NOVELTY AND DIVERSITY EVALUATION ANDENHANCEMENT IN RECOMMENDER SYSTEMS</text:p>
          </table:table-cell>
          <table:table-cell office:value-type="string" calcext:value-type="string">
            <text:p>phd-thesis.pdf</text:p>
          </table:table-cell>
          <table:table-cell table:number-columns-repeated="2"/>
          <table:table-cell office:value-type="string" calcext:value-type="string">
            <text:p>@phdthesis{vargas2015novelty,</text:p>
            <text:p>  title={Novelty and diversity evaluation and enhancement in recommender systems},</text:p>
            <text:p>  author={Vargas, Sa{\'u}l},</text:p>
            <text:p>  year={2015},</text:p>
            <text:p>  school={PhD thesis, Universidad Aut{\'o}noma de Madrid, Spain}</text:p>
            <text:p>}</text:p>
          </table:table-cell>
          <table:table-cell office:value-type="string" calcext:value-type="string">
            <text:p>Diversity, Novelty and Serendipity evaluation metrics</text:p>
            <text:p><text:span text:style-name="T12">Page 81:</text:span></text:p>
            <text:p>EPD: <text:span text:style-name="T16">Expected </text:span>Profile Distance</text:p>
            <text:p><text:span text:style-name="T13">Page 80:</text:span></text:p>
            <text:p><text:span text:style-name="T16">EPC, EFD</text:span></text:p>
          </table:table-cell>
        </table:table-row>
        <table:table-row table:style-name="ro6">
          <table:table-cell office:value-type="float" office:value="32" calcext:value-type="float">
            <text:p>32</text:p>
          </table:table-cell>
          <table:table-cell office:value-type="string" calcext:value-type="string">
            <text:p>Diversity, Serendipity, Novelty, and Coverage: A Survey and EmpiricalAnalysis of Beyond-Accuracy Objectives in Recommender Systems</text:p>
          </table:table-cell>
          <table:table-cell office:value-type="string" calcext:value-type="string">
            <text:p>Diversity, Serendipity, Novelty, and Coverage.pdf</text:p>
          </table:table-cell>
          <table:table-cell table:number-columns-repeated="2"/>
          <table:table-cell office:value-type="string" calcext:value-type="string">
            <text:p>@article{kaminskas2017diversity,</text:p>
            <text:p>  title={Diversity, serendipity, novelty, and coverage: a survey and empirical analysis of beyond-accuracy objectives in recommender systems},</text:p>
            <text:p>  author={Kaminskas, Marius and Bridge, Derek},</text:p>
            <text:p>  journal={ACM Transactions on Interactive Intelligent Systems (TiiS)},</text:p>
            <text:p>  volume={7},</text:p>
            <text:p>  number={1},</text:p>
            <text:p>  pages={2},</text:p>
            <text:p>  year={2017},</text:p>
            <text:p>  publisher={ACM}</text:p>
            <text:p>}</text:p>
          </table:table-cell>
          <table:table-cell office:value-type="string" calcext:value-type="string">
            <text:p>Page 9:</text:p>
            <text:p><text:span text:style-name="T13">3.1. Defining and Measuring Serendipity</text:span></text:p>
            <text:p><text:span text:style-name="T13">Serendipity Formula</text:span></text:p>
            <text:p/>
            <text:p><text:span text:style-name="T13">Page 10:</text:span></text:p>
            <text:p><text:span text:style-name="T13">we adopt the idea of measuring an item’s unex-pectedness (or surprise) as its distance from the set of expected items.</text:span></text:p>
            <text:p><text:span text:style-name="T13">Furthermore,we follow the idea of Nakatsuji et al. to measure an item’s </text:span></text:p>
            <text:p><text:span text:style-name="T13">Surprise as theminimumdistance from the user’s profile items and we hypothesize that, by contrast,averagingthe distances between items results in a loss of information, particularly for users withdiverse profiles</text:span></text:p>
            <text:p/>
            <text:p><text:span text:style-name="T13">Page 23:</text:span></text:p>
            <text:p><text:span text:style-name="T13">We chose the lower-bound distance function rather than the more commonly used average distance since we believe that averaging the distance scores results ininformation loss, especially if the user has diverse items in his or her rating profile</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3">00/00/0000</text:date>, <text:time style:data-style-name="N2" text:time-value="20:18:48.9527104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5-22T21:20:47.278545849</dc:date>
    <meta:editing-duration>P2DT20H49M15S</meta:editing-duration>
    <meta:editing-cycles>91</meta:editing-cycles>
    <meta:generator>LibreOffice/6.0.7.3$Linux_X86_64 LibreOffice_project/00m0$Build-3</meta:generator>
    <meta:document-statistic meta:table-count="1" meta:cell-count="172" meta:object-count="0"/>
  </office:meta>
</office:document-meta>
</file>